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f0f0f"/>
    </style:style>
    <style:style style:name="gr1" style:family="graphic" style:parent-style-name="standard">
      <style:graphic-properties svg:stroke-width="0.141cm" svg:stroke-color="#efefef" draw:marker-start-width="0.41cm" draw:marker-end-width="0.41cm" draw:fill="gradient" draw:fill-color="#2f2f2f" draw:fill-gradient-name="Gradient_20_134" draw:textarea-horizontal-align="justify" draw:textarea-vertical-align="middle" draw:auto-grow-height="false" fo:min-height="7.721cm" fo:min-width="6.983cm" fo:padding-top="0.194cm" fo:padding-bottom="0.194cm" fo:padding-left="0.319cm" fo:padding-right="0.319cm"/>
      <style:paragraph-properties style:writing-mode="lr-tb"/>
    </style:style>
    <style:style style:name="gr2" style:family="graphic" style:parent-style-name="standard">
      <style:graphic-properties svg:stroke-width="0.141cm" svg:stroke-color="#7f7fef" draw:marker-start-width="0.411cm" draw:marker-end-width="0.411cm" draw:fill="gradient" draw:fill-color="#1a1a52" draw:fill-gradient-name="Gradient_20_2" loext:fill-use-slide-background="false" draw:textarea-horizontal-align="justify" draw:textarea-vertical-align="middle" draw:auto-grow-height="false" fo:min-height="3.202cm" fo:min-width="2.952cm" fo:padding-top="0.195cm" fo:padding-bottom="0.195cm" fo:padding-left="0.32cm" fo:padding-right="0.32cm" fo:wrap-option="wrap"/>
    </style:style>
    <style:style style:name="gr3" style:family="graphic" style:parent-style-name="standard">
      <style:graphic-properties draw:stroke="solid" svg:stroke-width="0.106cm" svg:stroke-color="#0f0f0f" draw:marker-start-width="0.359cm" draw:marker-end-width="0.359cm" draw:fill="solid" draw:fill-color="#4f4f4f" draw:textarea-horizontal-align="justify" draw:textarea-vertical-align="middle" draw:auto-grow-height="false" fo:min-height="4.83cm" fo:min-width="0.135cm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f0f0f" draw:marker-start-width="0.359cm" draw:marker-end-width="0.359cm" draw:fill-color="#efbf7f" draw:textarea-vertical-align="middle" draw:auto-grow-height="false" fo:min-height="0.302cm" fo:min-width="0.143cm" fo:padding-top="0.178cm" fo:padding-bottom="0.178cm" fo:padding-left="0.303cm" fo:padding-right="0.303cm" fo:wrap-option="wrap"/>
      <style:paragraph-properties style:writing-mode="lr-tb"/>
    </style:style>
    <style:style style:name="gr5" style:family="graphic" style:parent-style-name="objectwithoutfill">
      <style:graphic-properties svg:stroke-width="0.106cm" svg:stroke-color="#7f7fe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7f7fef" draw:marker-start-width="0.357cm" draw:marker-end-width="0.357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color="#cfcfcf" loext:opacity="100%" style:font-name="Cantarell" fo:font-size="40pt"/>
    </style:style>
    <style:style style:name="P2" style:family="paragraph">
      <loext:graphic-properties draw:fill="gradient" draw:fill-color="#2f2f2f" draw:fill-gradient-name="Gradient_20_134"/>
      <style:paragraph-properties fo:text-align="center"/>
      <style:text-properties fo:color="#cfcfcf" loext:opacity="100%" loext:color-lum-mod="100%" loext:color-lum-off="0%" style:font-name="Cantarell" fo:font-size="40pt"/>
    </style:style>
    <style:style style:name="P3" style:family="paragraph">
      <loext:graphic-properties draw:fill="gradient" draw:fill-color="#1a1a52" draw:fill-gradient-name="Gradient_20_2"/>
      <style:paragraph-properties fo:text-align="center"/>
    </style:style>
    <style:style style:name="P4" style:family="paragraph">
      <loext:graphic-properties draw:fill="solid" draw:fill-color="#4f4f4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efbf7f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0.16cm" draw:transform="rotate (-3.14159265358979) translate (8.89cm 10.16cm)">
          <text:p text:style-name="P1">__________________________________________</text:p>
          <draw:enhanced-geometry svg:viewBox="0 0 21600 21600" draw:glue-points="10800 0 0 10800 10800 21600 21600 10800" draw:text-areas="0 0 21600 ?f11" draw:mirror-horizontal="false" draw:mirror-vertical="false" draw:type="paper" draw:modifiers="16948.9568298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5.08cm" svg:height="5.08cm" svg:x="2.54cm" svg:y="2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5.08cm" draw:transform="rotate (0.261799387799149) translate (5.969cm 6.1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075cm" svg:height="2.073cm" draw:transform="skewX (0.000523598775598364) rotate (0.261799387799149) translate (5.08cm 5.617cm)">
          <text:p text:style-name="P5"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path draw:style-name="gr5" draw:text-style-name="P7" draw:layer="layout" svg:width="1.736cm" svg:height="0.553cm" draw:transform="skewX (0.714886861616878) rotate (-0.244869694054805) translate (4.53807770182695cm 2.37296449983877cm)" svg:viewBox="0 0 1737 554" svg:d="M0 554c1178 0 1737-554 1737-554">
          <text:p/>
        </draw:path>
        <draw:path draw:style-name="gr6" draw:text-style-name="P7" draw:layer="layout" svg:width="3.76cm" svg:height="2.043cm" draw:transform="skewX (0.159697626557481) rotate (-0.463384916404494) translate (4.00188665827193cm 2.25604784367251cm)" svg:viewBox="0 0 3761 2044" svg:d="M0 2044c2556 0 3761-2044 3761-2044">
          <text:p/>
        </draw:path>
        <draw:path draw:style-name="gr6" draw:text-style-name="P7" draw:layer="layout" svg:width="4.293cm" svg:height="2.487cm" draw:transform="skewX (0.0542797397370236) rotate (-0.511905069609936) translate (3.87677705351936cm 2.97682332724018cm)" svg:viewBox="0 0 4294 2488" svg:d="M0 2488c2914 2 4294-2488 4294-2488">
          <text:p/>
        </draw:path>
        <draw:path draw:style-name="gr5" draw:text-style-name="P7" draw:layer="layout" svg:width="4.213cm" svg:height="2.742cm" draw:transform="skewX (-0.197571271325758) rotate (-0.642455697659113) translate (3.99186658975767cm 3.69790712111754cm)" svg:viewBox="0 0 4214 2743" svg:d="M0 2743c2860 1 4214-2743 4214-2743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efefef" draw:end-color="#0f0f0f" draw:start-intensity="100%" draw:end-intensity="100%" draw:angle="45deg" draw:border="0%"/>
    <draw:gradient draw:name="Gradient_20_100" draw:display-name="Gradient 100" draw:style="axial" draw:start-color="#0f0f0f" draw:end-color="#efefef" draw:start-intensity="100%" draw:end-intensity="100%" draw:angle="76deg" draw:border="0%"/>
    <draw:gradient draw:name="Gradient_20_101" draw:display-name="Gradient 101" draw:style="axial" draw:start-color="#0f0f0f" draw:end-color="#efefef" draw:start-intensity="100%" draw:end-intensity="100%" draw:angle="77deg" draw:border="0%"/>
    <draw:gradient draw:name="Gradient_20_102" draw:display-name="Gradient 102" draw:style="axial" draw:start-color="#0f0f0f" draw:end-color="#efefef" draw:start-intensity="100%" draw:end-intensity="100%" draw:angle="78deg" draw:border="0%"/>
    <draw:gradient draw:name="Gradient_20_103" draw:display-name="Gradient 103" draw:style="axial" draw:start-color="#0f0f0f" draw:end-color="#efefef" draw:start-intensity="100%" draw:end-intensity="100%" draw:angle="79deg" draw:border="0%"/>
    <draw:gradient draw:name="Gradient_20_104" draw:display-name="Gradient 104" draw:style="axial" draw:start-color="#0f0f0f" draw:end-color="#efefef" draw:start-intensity="100%" draw:end-intensity="100%" draw:angle="80deg" draw:border="0%"/>
    <draw:gradient draw:name="Gradient_20_105" draw:display-name="Gradient 105" draw:style="axial" draw:start-color="#0f0f0f" draw:end-color="#efefef" draw:start-intensity="100%" draw:end-intensity="100%" draw:angle="81deg" draw:border="0%"/>
    <draw:gradient draw:name="Gradient_20_106" draw:display-name="Gradient 106" draw:style="axial" draw:start-color="#0f0f0f" draw:end-color="#efefef" draw:start-intensity="100%" draw:end-intensity="100%" draw:angle="82deg" draw:border="0%"/>
    <draw:gradient draw:name="Gradient_20_107" draw:display-name="Gradient 107" draw:style="axial" draw:start-color="#0f0f0f" draw:end-color="#efefef" draw:start-intensity="100%" draw:end-intensity="100%" draw:angle="83deg" draw:border="0%"/>
    <draw:gradient draw:name="Gradient_20_108" draw:display-name="Gradient 108" draw:style="axial" draw:start-color="#0f0f0f" draw:end-color="#efefef" draw:start-intensity="100%" draw:end-intensity="100%" draw:angle="84deg" draw:border="0%"/>
    <draw:gradient draw:name="Gradient_20_109" draw:display-name="Gradient 109" draw:style="axial" draw:start-color="#0f0f0f" draw:end-color="#efefef" draw:start-intensity="100%" draw:end-intensity="100%" draw:angle="85deg" draw:border="0%"/>
    <draw:gradient draw:name="Gradient_20_110" draw:display-name="Gradient 110" draw:style="axial" draw:start-color="#0f0f0f" draw:end-color="#efefef" draw:start-intensity="100%" draw:end-intensity="100%" draw:angle="86deg" draw:border="0%"/>
    <draw:gradient draw:name="Gradient_20_111" draw:display-name="Gradient 111" draw:style="axial" draw:start-color="#0f0f0f" draw:end-color="#efefef" draw:start-intensity="100%" draw:end-intensity="100%" draw:angle="87deg" draw:border="0%"/>
    <draw:gradient draw:name="Gradient_20_112" draw:display-name="Gradient 112" draw:style="axial" draw:start-color="#0f0f0f" draw:end-color="#efefef" draw:start-intensity="100%" draw:end-intensity="100%" draw:angle="88deg" draw:border="0%"/>
    <draw:gradient draw:name="Gradient_20_113" draw:display-name="Gradient 113" draw:style="axial" draw:start-color="#0f0f0f" draw:end-color="#efefef" draw:start-intensity="100%" draw:end-intensity="100%" draw:angle="89deg" draw:border="0%"/>
    <draw:gradient draw:name="Gradient_20_114" draw:display-name="Gradient 114" draw:style="axial" draw:start-color="#0f0f0f" draw:end-color="#efefef" draw:start-intensity="100%" draw:end-intensity="100%" draw:angle="90deg" draw:border="0%"/>
    <draw:gradient draw:name="Gradient_20_115" draw:display-name="Gradient 115" draw:style="axial" draw:start-color="#0f0f0f" draw:end-color="#efefef" draw:start-intensity="100%" draw:end-intensity="100%" draw:angle="91deg" draw:border="0%"/>
    <draw:gradient draw:name="Gradient_20_116" draw:display-name="Gradient 116" draw:style="axial" draw:start-color="#0f0f0f" draw:end-color="#efefef" draw:start-intensity="100%" draw:end-intensity="100%" draw:angle="92deg" draw:border="0%"/>
    <draw:gradient draw:name="Gradient_20_117" draw:display-name="Gradient 117" draw:style="axial" draw:start-color="#0f0f0f" draw:end-color="#efefef" draw:start-intensity="100%" draw:end-intensity="100%" draw:angle="93deg" draw:border="0%"/>
    <draw:gradient draw:name="Gradient_20_118" draw:display-name="Gradient 118" draw:style="axial" draw:start-color="#0f0f0f" draw:end-color="#efefef" draw:start-intensity="100%" draw:end-intensity="100%" draw:angle="94deg" draw:border="0%"/>
    <draw:gradient draw:name="Gradient_20_119" draw:display-name="Gradient 119" draw:style="axial" draw:start-color="#0f0f0f" draw:end-color="#efefef" draw:start-intensity="100%" draw:end-intensity="100%" draw:angle="95deg" draw:border="0%"/>
    <draw:gradient draw:name="Gradient_20_120" draw:display-name="Gradient 120" draw:style="axial" draw:start-color="#0f0f0f" draw:end-color="#efefef" draw:start-intensity="100%" draw:end-intensity="100%" draw:angle="96deg" draw:border="0%"/>
    <draw:gradient draw:name="Gradient_20_121" draw:display-name="Gradient 121" draw:style="axial" draw:start-color="#0f0f0f" draw:end-color="#efefef" draw:start-intensity="100%" draw:end-intensity="100%" draw:angle="97deg" draw:border="0%"/>
    <draw:gradient draw:name="Gradient_20_122" draw:display-name="Gradient 122" draw:style="axial" draw:start-color="#0f0f0f" draw:end-color="#efefef" draw:start-intensity="100%" draw:end-intensity="100%" draw:angle="98deg" draw:border="0%"/>
    <draw:gradient draw:name="Gradient_20_123" draw:display-name="Gradient 123" draw:style="axial" draw:start-color="#0f0f0f" draw:end-color="#efefef" draw:start-intensity="100%" draw:end-intensity="100%" draw:angle="99deg" draw:border="0%"/>
    <draw:gradient draw:name="Gradient_20_124" draw:display-name="Gradient 124" draw:style="axial" draw:start-color="#0f0f0f" draw:end-color="#efefef" draw:start-intensity="100%" draw:end-intensity="100%" draw:angle="100deg" draw:border="0%"/>
    <draw:gradient draw:name="Gradient_20_125" draw:display-name="Gradient 125" draw:style="axial" draw:start-color="#0f0f0f" draw:end-color="#efefef" draw:start-intensity="100%" draw:end-intensity="100%" draw:angle="101deg" draw:border="0%"/>
    <draw:gradient draw:name="Gradient_20_126" draw:display-name="Gradient 126" draw:style="axial" draw:start-color="#0f0f0f" draw:end-color="#efefef" draw:start-intensity="100%" draw:end-intensity="100%" draw:angle="102deg" draw:border="0%"/>
    <draw:gradient draw:name="Gradient_20_127" draw:display-name="Gradient 127" draw:style="axial" draw:start-color="#0f0f0f" draw:end-color="#efefef" draw:start-intensity="100%" draw:end-intensity="100%" draw:angle="103deg" draw:border="0%"/>
    <draw:gradient draw:name="Gradient_20_128" draw:display-name="Gradient 128" draw:style="axial" draw:start-color="#0f0f0f" draw:end-color="#efefef" draw:start-intensity="100%" draw:end-intensity="100%" draw:angle="104deg" draw:border="0%"/>
    <draw:gradient draw:name="Gradient_20_129" draw:display-name="Gradient 129" draw:style="axial" draw:start-color="#0f0f0f" draw:end-color="#efefef" draw:start-intensity="100%" draw:end-intensity="100%" draw:angle="105deg" draw:border="0%"/>
    <draw:gradient draw:name="Gradient_20_130" draw:display-name="Gradient 130" draw:style="axial" draw:start-color="#0f0f0f" draw:end-color="#efefef" draw:start-intensity="100%" draw:end-intensity="100%" draw:angle="106deg" draw:border="0%"/>
    <draw:gradient draw:name="Gradient_20_131" draw:display-name="Gradient 131" draw:style="axial" draw:start-color="#0f0f0f" draw:end-color="#efefef" draw:start-intensity="100%" draw:end-intensity="100%" draw:angle="107deg" draw:border="0%"/>
    <draw:gradient draw:name="Gradient_20_132" draw:display-name="Gradient 132" draw:style="axial" draw:start-color="#efefef" draw:end-color="#efefef" draw:start-intensity="100%" draw:end-intensity="100%" draw:angle="105deg" draw:border="0%"/>
    <draw:gradient draw:name="Gradient_20_133" draw:display-name="Gradient 133" draw:style="axial" draw:start-color="#efefef" draw:end-color="#0f0f0f" draw:start-intensity="100%" draw:end-intensity="100%" draw:angle="105deg" draw:border="0%"/>
    <draw:gradient draw:name="Gradient_20_134" draw:display-name="Gradient 134" draw:style="linear" draw:start-color="#7f7f7f" draw:end-color="#0f0f0f" draw:start-intensity="100%" draw:end-intensity="100%" draw:angle="45deg" draw:border="0%"/>
    <draw:gradient draw:name="Gradient_20_135" draw:display-name="Gradient 135" draw:style="linear" draw:start-color="#666666" draw:end-color="#0c0c0c" draw:start-intensity="100%" draw:end-intensity="100%" draw:angle="45deg" draw:border="0%"/>
    <draw:gradient draw:name="Gradient_20_2" draw:display-name="Gradient 2" draw:style="linear" draw:start-color="#1a1a52" draw:end-color="#7f7fef" draw:start-intensity="100%" draw:end-intensity="100%" draw:angle="0deg" draw:border="0%"/>
    <draw:gradient draw:name="Gradient_20_24" draw:display-name="Gradient 24" draw:style="axial" draw:start-color="#0f0f0f" draw:end-color="#efefef" draw:start-intensity="100%" draw:end-intensity="100%" draw:angle="30deg" draw:border="0%"/>
    <draw:gradient draw:name="Gradient_20_53" draw:display-name="Gradient 53" draw:style="axial" draw:start-color="#0f0f0f" draw:end-color="#efefef" draw:start-intensity="100%" draw:end-intensity="100%" draw:angle="28deg" draw:border="0%"/>
    <draw:gradient draw:name="Gradient_20_54" draw:display-name="Gradient 54" draw:style="axial" draw:start-color="#0f0f0f" draw:end-color="#efefef" draw:start-intensity="100%" draw:end-intensity="100%" draw:angle="29deg" draw:border="0%"/>
    <draw:gradient draw:name="Gradient_20_55" draw:display-name="Gradient 55" draw:style="axial" draw:start-color="#0f0f0f" draw:end-color="#efefef" draw:start-intensity="100%" draw:end-intensity="100%" draw:angle="31deg" draw:border="0%"/>
    <draw:gradient draw:name="Gradient_20_56" draw:display-name="Gradient 56" draw:style="axial" draw:start-color="#0f0f0f" draw:end-color="#efefef" draw:start-intensity="100%" draw:end-intensity="100%" draw:angle="32deg" draw:border="0%"/>
    <draw:gradient draw:name="Gradient_20_57" draw:display-name="Gradient 57" draw:style="axial" draw:start-color="#0f0f0f" draw:end-color="#efefef" draw:start-intensity="100%" draw:end-intensity="100%" draw:angle="33deg" draw:border="0%"/>
    <draw:gradient draw:name="Gradient_20_58" draw:display-name="Gradient 58" draw:style="axial" draw:start-color="#0f0f0f" draw:end-color="#efefef" draw:start-intensity="100%" draw:end-intensity="100%" draw:angle="34deg" draw:border="0%"/>
    <draw:gradient draw:name="Gradient_20_59" draw:display-name="Gradient 59" draw:style="axial" draw:start-color="#0f0f0f" draw:end-color="#efefef" draw:start-intensity="100%" draw:end-intensity="100%" draw:angle="35deg" draw:border="0%"/>
    <draw:gradient draw:name="Gradient_20_60" draw:display-name="Gradient 60" draw:style="axial" draw:start-color="#0f0f0f" draw:end-color="#efefef" draw:start-intensity="100%" draw:end-intensity="100%" draw:angle="36deg" draw:border="0%"/>
    <draw:gradient draw:name="Gradient_20_61" draw:display-name="Gradient 61" draw:style="axial" draw:start-color="#0f0f0f" draw:end-color="#efefef" draw:start-intensity="100%" draw:end-intensity="100%" draw:angle="37deg" draw:border="0%"/>
    <draw:gradient draw:name="Gradient_20_62" draw:display-name="Gradient 62" draw:style="axial" draw:start-color="#0f0f0f" draw:end-color="#efefef" draw:start-intensity="100%" draw:end-intensity="100%" draw:angle="38deg" draw:border="0%"/>
    <draw:gradient draw:name="Gradient_20_63" draw:display-name="Gradient 63" draw:style="axial" draw:start-color="#0f0f0f" draw:end-color="#efefef" draw:start-intensity="100%" draw:end-intensity="100%" draw:angle="39deg" draw:border="0%"/>
    <draw:gradient draw:name="Gradient_20_64" draw:display-name="Gradient 64" draw:style="axial" draw:start-color="#0f0f0f" draw:end-color="#efefef" draw:start-intensity="100%" draw:end-intensity="100%" draw:angle="40deg" draw:border="0%"/>
    <draw:gradient draw:name="Gradient_20_65" draw:display-name="Gradient 65" draw:style="axial" draw:start-color="#0f0f0f" draw:end-color="#efefef" draw:start-intensity="100%" draw:end-intensity="100%" draw:angle="41deg" draw:border="0%"/>
    <draw:gradient draw:name="Gradient_20_66" draw:display-name="Gradient 66" draw:style="axial" draw:start-color="#0f0f0f" draw:end-color="#efefef" draw:start-intensity="100%" draw:end-intensity="100%" draw:angle="42deg" draw:border="0%"/>
    <draw:gradient draw:name="Gradient_20_67" draw:display-name="Gradient 67" draw:style="axial" draw:start-color="#0f0f0f" draw:end-color="#efefef" draw:start-intensity="100%" draw:end-intensity="100%" draw:angle="43deg" draw:border="0%"/>
    <draw:gradient draw:name="Gradient_20_68" draw:display-name="Gradient 68" draw:style="axial" draw:start-color="#0f0f0f" draw:end-color="#efefef" draw:start-intensity="100%" draw:end-intensity="100%" draw:angle="44deg" draw:border="0%"/>
    <draw:gradient draw:name="Gradient_20_69" draw:display-name="Gradient 69" draw:style="axial" draw:start-color="#0f0f0f" draw:end-color="#efefef" draw:start-intensity="100%" draw:end-intensity="100%" draw:angle="45deg" draw:border="0%"/>
    <draw:gradient draw:name="Gradient_20_70" draw:display-name="Gradient 70" draw:style="axial" draw:start-color="#0f0f0f" draw:end-color="#efefef" draw:start-intensity="100%" draw:end-intensity="100%" draw:angle="46deg" draw:border="0%"/>
    <draw:gradient draw:name="Gradient_20_71" draw:display-name="Gradient 71" draw:style="axial" draw:start-color="#0f0f0f" draw:end-color="#efefef" draw:start-intensity="100%" draw:end-intensity="100%" draw:angle="47deg" draw:border="0%"/>
    <draw:gradient draw:name="Gradient_20_72" draw:display-name="Gradient 72" draw:style="axial" draw:start-color="#0f0f0f" draw:end-color="#efefef" draw:start-intensity="100%" draw:end-intensity="100%" draw:angle="48deg" draw:border="0%"/>
    <draw:gradient draw:name="Gradient_20_73" draw:display-name="Gradient 73" draw:style="axial" draw:start-color="#0f0f0f" draw:end-color="#efefef" draw:start-intensity="100%" draw:end-intensity="100%" draw:angle="49deg" draw:border="0%"/>
    <draw:gradient draw:name="Gradient_20_74" draw:display-name="Gradient 74" draw:style="axial" draw:start-color="#0f0f0f" draw:end-color="#efefef" draw:start-intensity="100%" draw:end-intensity="100%" draw:angle="50deg" draw:border="0%"/>
    <draw:gradient draw:name="Gradient_20_75" draw:display-name="Gradient 75" draw:style="axial" draw:start-color="#0f0f0f" draw:end-color="#efefef" draw:start-intensity="100%" draw:end-intensity="100%" draw:angle="51deg" draw:border="0%"/>
    <draw:gradient draw:name="Gradient_20_76" draw:display-name="Gradient 76" draw:style="axial" draw:start-color="#0f0f0f" draw:end-color="#efefef" draw:start-intensity="100%" draw:end-intensity="100%" draw:angle="52deg" draw:border="0%"/>
    <draw:gradient draw:name="Gradient_20_77" draw:display-name="Gradient 77" draw:style="axial" draw:start-color="#0f0f0f" draw:end-color="#efefef" draw:start-intensity="100%" draw:end-intensity="100%" draw:angle="53deg" draw:border="0%"/>
    <draw:gradient draw:name="Gradient_20_78" draw:display-name="Gradient 78" draw:style="axial" draw:start-color="#0f0f0f" draw:end-color="#efefef" draw:start-intensity="100%" draw:end-intensity="100%" draw:angle="54deg" draw:border="0%"/>
    <draw:gradient draw:name="Gradient_20_79" draw:display-name="Gradient 79" draw:style="axial" draw:start-color="#0f0f0f" draw:end-color="#efefef" draw:start-intensity="100%" draw:end-intensity="100%" draw:angle="55deg" draw:border="0%"/>
    <draw:gradient draw:name="Gradient_20_80" draw:display-name="Gradient 80" draw:style="axial" draw:start-color="#0f0f0f" draw:end-color="#efefef" draw:start-intensity="100%" draw:end-intensity="100%" draw:angle="56deg" draw:border="0%"/>
    <draw:gradient draw:name="Gradient_20_81" draw:display-name="Gradient 81" draw:style="axial" draw:start-color="#0f0f0f" draw:end-color="#efefef" draw:start-intensity="100%" draw:end-intensity="100%" draw:angle="57deg" draw:border="0%"/>
    <draw:gradient draw:name="Gradient_20_82" draw:display-name="Gradient 82" draw:style="axial" draw:start-color="#0f0f0f" draw:end-color="#efefef" draw:start-intensity="100%" draw:end-intensity="100%" draw:angle="58deg" draw:border="0%"/>
    <draw:gradient draw:name="Gradient_20_83" draw:display-name="Gradient 83" draw:style="axial" draw:start-color="#0f0f0f" draw:end-color="#efefef" draw:start-intensity="100%" draw:end-intensity="100%" draw:angle="59deg" draw:border="0%"/>
    <draw:gradient draw:name="Gradient_20_84" draw:display-name="Gradient 84" draw:style="axial" draw:start-color="#0f0f0f" draw:end-color="#efefef" draw:start-intensity="100%" draw:end-intensity="100%" draw:angle="60deg" draw:border="0%"/>
    <draw:gradient draw:name="Gradient_20_85" draw:display-name="Gradient 85" draw:style="axial" draw:start-color="#0f0f0f" draw:end-color="#efefef" draw:start-intensity="100%" draw:end-intensity="100%" draw:angle="61deg" draw:border="0%"/>
    <draw:gradient draw:name="Gradient_20_86" draw:display-name="Gradient 86" draw:style="axial" draw:start-color="#0f0f0f" draw:end-color="#efefef" draw:start-intensity="100%" draw:end-intensity="100%" draw:angle="62deg" draw:border="0%"/>
    <draw:gradient draw:name="Gradient_20_87" draw:display-name="Gradient 87" draw:style="axial" draw:start-color="#0f0f0f" draw:end-color="#efefef" draw:start-intensity="100%" draw:end-intensity="100%" draw:angle="63deg" draw:border="0%"/>
    <draw:gradient draw:name="Gradient_20_88" draw:display-name="Gradient 88" draw:style="axial" draw:start-color="#0f0f0f" draw:end-color="#efefef" draw:start-intensity="100%" draw:end-intensity="100%" draw:angle="64deg" draw:border="0%"/>
    <draw:gradient draw:name="Gradient_20_89" draw:display-name="Gradient 89" draw:style="axial" draw:start-color="#0f0f0f" draw:end-color="#efefef" draw:start-intensity="100%" draw:end-intensity="100%" draw:angle="65deg" draw:border="0%"/>
    <draw:gradient draw:name="Gradient_20_90" draw:display-name="Gradient 90" draw:style="axial" draw:start-color="#0f0f0f" draw:end-color="#efefef" draw:start-intensity="100%" draw:end-intensity="100%" draw:angle="66deg" draw:border="0%"/>
    <draw:gradient draw:name="Gradient_20_91" draw:display-name="Gradient 91" draw:style="axial" draw:start-color="#0f0f0f" draw:end-color="#efefef" draw:start-intensity="100%" draw:end-intensity="100%" draw:angle="67deg" draw:border="0%"/>
    <draw:gradient draw:name="Gradient_20_92" draw:display-name="Gradient 92" draw:style="axial" draw:start-color="#0f0f0f" draw:end-color="#efefef" draw:start-intensity="100%" draw:end-intensity="100%" draw:angle="68deg" draw:border="0%"/>
    <draw:gradient draw:name="Gradient_20_93" draw:display-name="Gradient 93" draw:style="axial" draw:start-color="#0f0f0f" draw:end-color="#efefef" draw:start-intensity="100%" draw:end-intensity="100%" draw:angle="69deg" draw:border="0%"/>
    <draw:gradient draw:name="Gradient_20_94" draw:display-name="Gradient 94" draw:style="axial" draw:start-color="#0f0f0f" draw:end-color="#efefef" draw:start-intensity="100%" draw:end-intensity="100%" draw:angle="70deg" draw:border="0%"/>
    <draw:gradient draw:name="Gradient_20_95" draw:display-name="Gradient 95" draw:style="axial" draw:start-color="#0f0f0f" draw:end-color="#efefef" draw:start-intensity="100%" draw:end-intensity="100%" draw:angle="71deg" draw:border="0%"/>
    <draw:gradient draw:name="Gradient_20_96" draw:display-name="Gradient 96" draw:style="axial" draw:start-color="#0f0f0f" draw:end-color="#efefef" draw:start-intensity="100%" draw:end-intensity="100%" draw:angle="72deg" draw:border="0%"/>
    <draw:gradient draw:name="Gradient_20_97" draw:display-name="Gradient 97" draw:style="axial" draw:start-color="#0f0f0f" draw:end-color="#efefef" draw:start-intensity="100%" draw:end-intensity="100%" draw:angle="73deg" draw:border="0%"/>
    <draw:gradient draw:name="Gradient_20_98" draw:display-name="Gradient 98" draw:style="axial" draw:start-color="#0f0f0f" draw:end-color="#efefef" draw:start-intensity="100%" draw:end-intensity="100%" draw:angle="74deg" draw:border="0%"/>
    <draw:gradient draw:name="Gradient_20_99" draw:display-name="Gradient 99" draw:style="axial" draw:start-color="#0f0f0f" draw:end-color="#efefef" draw:start-intensity="100%" draw:end-intensity="100%" draw:angle="7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02:21:26.624305571</meta:creation-date>
    <meta:editing-cycles>1</meta:editing-cycles>
    <meta:editing-duration>P0D</meta:editing-duration>
    <meta:document-statistic meta:object-count="8"/>
    <meta:generator>LibreOffice/7.4.3.2$Linux_X86_64 LibreOffice_project/40$Build-2</meta:generator>
  </office:meta>
</office:document-meta>
</file>